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Subtitle">
      <style:text-properties officeooo:rsid="0018e4b1" officeooo:paragraph-rsid="0018e4b1"/>
    </style:style>
    <style:style style:name="P2" style:family="paragraph" style:parent-style-name="Subtitle">
      <style:text-properties officeooo:rsid="00294d22" officeooo:paragraph-rsid="00294d22"/>
    </style:style>
    <style:style style:name="P3" style:family="paragraph" style:parent-style-name="Subtitle">
      <style:text-properties officeooo:rsid="0037e16b" officeooo:paragraph-rsid="0037e16b"/>
    </style:style>
    <style:style style:name="P4" style:family="paragraph" style:parent-style-name="Subtitle">
      <style:text-properties officeooo:rsid="0044bb0d" officeooo:paragraph-rsid="0044bb0d"/>
    </style:style>
    <style:style style:name="P5" style:family="paragraph" style:parent-style-name="Subtitle">
      <style:text-properties officeooo:rsid="0050a5a5" officeooo:paragraph-rsid="0050a5a5"/>
    </style:style>
    <style:style style:name="P6" style:family="paragraph" style:parent-style-name="Text_20_body">
      <style:paragraph-properties fo:text-align="justify" style:justify-single-word="false"/>
      <style:text-properties fo:font-style="normal" officeooo:rsid="001ad9e5" officeooo:paragraph-rsid="001ad9e5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officeooo:rsid="002adf6b" officeooo:paragraph-rsid="002adf6b"/>
    </style:style>
    <style:style style:name="P8" style:family="paragraph" style:parent-style-name="Text_20_body">
      <style:paragraph-properties fo:text-align="justify" style:justify-single-word="false"/>
      <style:text-properties officeooo:rsid="00389495" officeooo:paragraph-rsid="00389495"/>
    </style:style>
    <style:style style:name="P9" style:family="paragraph" style:parent-style-name="Text_20_body">
      <style:paragraph-properties fo:text-align="justify" style:justify-single-word="false"/>
      <style:text-properties officeooo:rsid="00463013" officeooo:paragraph-rsid="00463013"/>
    </style:style>
    <style:style style:name="P10" style:family="paragraph" style:parent-style-name="Text_20_body">
      <style:text-properties officeooo:rsid="0052c8a3" officeooo:paragraph-rsid="0052c8a3"/>
    </style:style>
    <style:style style:name="P11" style:family="paragraph" style:parent-style-name="Title">
      <style:text-properties officeooo:rsid="0018e4b1" officeooo:paragraph-rsid="0018e4b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d39a" style:font-style-asian="italic" style:font-style-complex="italic"/>
    </style:style>
    <style:style style:name="T3" style:family="text">
      <style:text-properties fo:font-style="italic" officeooo:rsid="0021b574" style:font-style-asian="italic" style:font-style-complex="italic"/>
    </style:style>
    <style:style style:name="T4" style:family="text">
      <style:text-properties fo:font-style="italic" officeooo:rsid="003a5efe" style:font-style-asian="italic" style:font-style-complex="italic"/>
    </style:style>
    <style:style style:name="T5" style:family="text">
      <style:text-properties fo:font-style="italic" officeooo:rsid="0054904f" style:font-style-asian="italic" style:font-style-complex="italic"/>
    </style:style>
    <style:style style:name="T6" style:family="text">
      <style:text-properties officeooo:rsid="001b5dd6"/>
    </style:style>
    <style:style style:name="T7" style:family="text">
      <style:text-properties officeooo:rsid="001d23eb"/>
    </style:style>
    <style:style style:name="T8" style:family="text">
      <style:text-properties officeooo:rsid="001eefb9"/>
    </style:style>
    <style:style style:name="T9" style:family="text">
      <style:text-properties officeooo:rsid="001fd39a"/>
    </style:style>
    <style:style style:name="T10" style:family="text">
      <style:text-properties fo:font-style="normal" officeooo:rsid="003b4e81" style:font-style-asian="normal" style:font-style-complex="normal"/>
    </style:style>
    <style:style style:name="T11" style:family="text">
      <style:text-properties fo:font-style="normal" officeooo:rsid="003d7029" style:font-style-asian="normal" style:font-style-complex="normal"/>
    </style:style>
    <style:style style:name="T12" style:family="text">
      <style:text-properties fo:font-style="normal" officeooo:rsid="003eee0b" style:font-style-asian="normal" style:font-style-complex="normal"/>
    </style:style>
    <style:style style:name="T13" style:family="text">
      <style:text-properties fo:font-style="normal" officeooo:rsid="003f8db1" style:font-style-asian="normal" style:font-style-complex="normal"/>
    </style:style>
    <style:style style:name="T14" style:family="text">
      <style:text-properties fo:font-style="normal" officeooo:rsid="00414b31" style:font-style-asian="normal" style:font-style-complex="normal"/>
    </style:style>
    <style:style style:name="T15" style:family="text">
      <style:text-properties fo:font-style="normal" officeooo:rsid="0041af1b" style:font-style-asian="normal" style:font-style-complex="normal"/>
    </style:style>
    <style:style style:name="T16" style:family="text">
      <style:text-properties fo:font-style="normal" officeooo:rsid="0041f03b" style:font-style-asian="normal" style:font-style-complex="normal"/>
    </style:style>
    <style:style style:name="T17" style:family="text">
      <style:text-properties fo:font-style="normal" officeooo:rsid="0054904f" style:font-style-asian="normal" style:font-style-complex="normal"/>
    </style:style>
    <style:style style:name="T18" style:family="text">
      <style:text-properties fo:font-style="normal" officeooo:rsid="00574eda" style:font-style-asian="normal" style:font-style-complex="normal"/>
    </style:style>
    <style:style style:name="T19" style:family="text">
      <style:text-properties officeooo:rsid="0021b574"/>
    </style:style>
    <style:style style:name="T20" style:family="text">
      <style:text-properties officeooo:rsid="00255600"/>
    </style:style>
    <style:style style:name="T21" style:family="text">
      <style:text-properties officeooo:rsid="002643c3"/>
    </style:style>
    <style:style style:name="T22" style:family="text">
      <style:text-properties officeooo:rsid="00276ac1"/>
    </style:style>
    <style:style style:name="T23" style:family="text">
      <style:text-properties officeooo:rsid="0027e577"/>
    </style:style>
    <style:style style:name="T24" style:family="text">
      <style:text-properties officeooo:rsid="00286dcd"/>
    </style:style>
    <style:style style:name="T25" style:family="text">
      <style:text-properties officeooo:rsid="002c22a1"/>
    </style:style>
    <style:style style:name="T26" style:family="text">
      <style:text-properties officeooo:rsid="002cbad0"/>
    </style:style>
    <style:style style:name="T27" style:family="text">
      <style:text-properties officeooo:rsid="002dc03c"/>
    </style:style>
    <style:style style:name="T28" style:family="text">
      <style:text-properties officeooo:rsid="002f290d"/>
    </style:style>
    <style:style style:name="T29" style:family="text">
      <style:text-properties officeooo:rsid="00313c8d"/>
    </style:style>
    <style:style style:name="T30" style:family="text">
      <style:text-properties officeooo:rsid="00324b56"/>
    </style:style>
    <style:style style:name="T31" style:family="text">
      <style:text-properties officeooo:rsid="00339611"/>
    </style:style>
    <style:style style:name="T32" style:family="text">
      <style:text-properties officeooo:rsid="0035bc53"/>
    </style:style>
    <style:style style:name="T33" style:family="text">
      <style:text-properties officeooo:rsid="0035f1e8"/>
    </style:style>
    <style:style style:name="T34" style:family="text">
      <style:text-properties officeooo:rsid="003672f5"/>
    </style:style>
    <style:style style:name="T35" style:family="text">
      <style:text-properties officeooo:rsid="00487229"/>
    </style:style>
    <style:style style:name="T36" style:family="text">
      <style:text-properties officeooo:rsid="004a9db9"/>
    </style:style>
    <style:style style:name="T37" style:family="text">
      <style:text-properties officeooo:rsid="004ba0b6"/>
    </style:style>
    <style:style style:name="T38" style:family="text">
      <style:text-properties officeooo:rsid="004cee29"/>
    </style:style>
    <style:style style:name="T39" style:family="text">
      <style:text-properties officeooo:rsid="004f8229"/>
    </style:style>
    <style:style style:name="T40" style:family="text">
      <style:text-properties officeooo:rsid="004f9d64"/>
    </style:style>
    <style:style style:name="T41" style:family="text">
      <style:text-properties officeooo:rsid="00505dc3"/>
    </style:style>
    <style:style style:name="T42" style:family="text">
      <style:text-properties officeooo:rsid="00538555"/>
    </style:style>
    <style:style style:name="T43" style:family="text">
      <style:text-properties officeooo:rsid="0053bfdd"/>
    </style:style>
    <style:style style:name="T44" style:family="text">
      <style:text-properties officeooo:rsid="00549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 odi</text:p>
      <text:p text:style-name="P1">Le odi e il <text:span text:style-name="T1">carmen seculare</text:span></text:p>
      <text:p text:style-name="P6">Rappresentano il fulcro dell’attività di Orazio, constatando di <text:span text:style-name="T6">centotré </text:span><text:span text:style-name="T7">liriche </text:span><text:span text:style-name="T8">raccolte in </text:span><text:span text:style-name="T26">quattro </text:span><text:span text:style-name="T8">libri, di cui l’ultimo pubblicato dieci anni dopo i primi. </text:span><text:span text:style-name="T9">Il </text:span><text:span text:style-name="T2">Carmen seculare, </text:span><text:span text:style-name="T9"><text:s/>scritto per volere di Augusto, </text:span><text:span text:style-name="T19">è un inno che viene spesso inserito insieme alle </text:span><text:span text:style-name="T3">odi.</text:span><text:span text:style-name="T19"><text:line-break/></text:span><text:span text:style-name="T20">Sono presenti vari metri: per lo più Orazio utilizza la strofe alcaica, </text:span><text:span text:style-name="T21">la saffica minore </text:span><text:span text:style-name="T22">e ben cinque forme diverse di strofe asclepiadea. </text:span><text:span text:style-name="T23">Hanno lunghezza media </text:span><text:span text:style-name="T24">che varia tra i sedici e i ventiquattro versi, con estensione massima di ottanta.</text:span></text:p>
      <text:p text:style-name="P2">Architettura interna e destinatari</text:p>
      <text:p text:style-name="P7">I componimenti all’interno sono disposti secondo il gusto alessandrino: <text:span text:style-name="T25">in apertura e in chiusura </text:span><text:span text:style-name="T27">si tratta di poetica. </text:span><text:span text:style-name="T28">In particola</text:span><text:span text:style-name="T29">re, il primo carme è dedicato a Mecenate, a cui espone il proprio pensiero secondo il quale la poesia è un’arte elitaria che isola chi la pratica a livelli altissimi, e che vorrebbe diventare uno dei </text:span><text:span text:style-name="T4">lyrici vates</text:span><text:span text:style-name="T29">. </text:span><text:span text:style-name="T30">Alla fine del terzo libro dice di aver costruito un monumento più duraturo del bronzo, grazie al quale otterrà una gloria immortale. <text:line-break/></text:span><text:span text:style-name="T31">Numerose sono le odi dedicate a personaggi di spicco del tempo: Asinio Pollione, Sestio, Mecenate e Augusto, celebrato come il garante della pace e della prosperità. </text:span><text:span text:style-name="T34">Figurano</text:span><text:span text:style-name="T32"> anche</text:span><text:span text:style-name="T33"> </text:span><text:span text:style-name="T32">alcuni nomi di identità sconosciute, che siano fittizie o meno.</text:span></text:p>
      <text:p text:style-name="P3">I modelli</text:p>
      <text:p text:style-name="P8">Nell’ode proemiale <text:span text:style-name="T10">Orazio fa esplicito riferimento all’isola di Lesbo, in cui nacquero Alceo e Saffo, i due suoi maggiori ispiratori. </text:span><text:span text:style-name="T11">Pindaro e Bacchilide </text:span><text:span text:style-name="T12">lo ispirarono per i carmi più elevati; </text:span><text:span text:style-name="T13">Callimaco è il modello per l’ordinamento dei componimenti all’interno dei singoli libri e dell’architettura compositiva </text:span><text:span text:style-name="T14">delle singole odi.<text:line-break/></text:span><text:span text:style-name="T15">Mutua anche l’allocuzione, </text:span><text:span text:style-name="T16">per cui l’io lirico parla direttamente al destinatario della poesia.</text:span></text:p>
      <text:p text:style-name="P4">I temi</text:p>
      <text:p text:style-name="P9">La maggior parte dei temi trattano della sfera intima del poeta; <text:span text:style-name="T35">più in particolare, </text:span><text:span text:style-name="T36">tutti questi sono la conseguenza della </text:span><text:span text:style-name="T37">riflessione esistenziale di Orazio. </text:span><text:span text:style-name="T38">Accanto però a questo v’è la trattazione dei temi civili, </text:span><text:span text:style-name="T39">frutto di un riavvicinamento alla vita politica, in primis ad Ottaviano, </text:span><text:span text:style-name="T40">dopo la deludente </text:span><text:span text:style-name="T41">esperienza a fianco dei cesaricidi.</text:span></text:p>
      <text:p text:style-name="P5">Lo stile</text:p>
      <text:p text:style-name="P10">Il tono medio-alto è dominante, raggiungendo toni sublimi; <text:span text:style-name="T43">l’</text:span><text:span text:style-name="T42">equilibrio è sia formale che contenutistico, </text:span><text:span text:style-name="T44">portando all’apice l’utilizzo della </text:span><text:span text:style-name="T5">callida iunctu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5:22:22.856591741</meta:creation-date>
    <dc:date>2021-01-06T16:05:57.356684680</dc:date>
    <meta:editing-duration>PT43M3S</meta:editing-duration>
    <meta:editing-cycles>61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350" meta:character-count="2254" meta:non-whitespace-character-count="1913"/>
  </office:meta>
</office:document-meta>
</file>